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Standard">
      <style:text-properties style:use-window-font-color="true" loext:opacity="0%" fo:font-size="12pt" style:font-size-asian="12pt" style:font-size-complex="12pt"/>
    </style:style>
    <style:style style:name="P3" style:family="paragraph" style:parent-style-name="Standard">
      <style:text-properties style:use-window-font-color="true" loext:opacity="0%" officeooo:rsid="00171401" officeooo:paragraph-rsid="00171401"/>
    </style:style>
    <style:style style:name="P4" style:family="paragraph" style:parent-style-name="Standard">
      <style:text-properties style:use-window-font-color="true" loext:opacity="0%" fo:font-size="14pt" style:font-size-asian="14pt" style:font-size-complex="14pt"/>
    </style:style>
    <style:style style:name="T1" style:family="text">
      <style:text-properties officeooo:rsid="00141744"/>
    </style:style>
    <style:style style:name="T2" style:family="text">
      <style:text-properties fo:color="#dcdcaa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d4d4d4" loext:opacity="100%"/>
    </style:style>
    <style:style style:name="T5" style:family="text">
      <style:text-properties officeooo:rsid="00171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ces sur le vues :</text:p>
      <text:p text:style-name="P1"/>
      <text:p text:style-name="P1"/>
      <text:p text:style-name="P2">exercice1 :</text:p>
      <text:p text:style-name="P1"/>
      <text:p text:style-name="P1">SELECT</text:p>
      <text:p text:style-name="P1">`station`.`sta_nom` ,</text:p>
      <text:p text:style-name="P1">`hotel`.`hot_nom` A</text:p>
      <text:p text:style-name="P1">F<text:span text:style-name="T1">ROM</text:span> (`hotel`</text:p>
      <text:p text:style-name="P1"><text:span text:style-name="T1">JOIN</text:span> `station` <text:span text:style-name="T1">ON</text:span> (`hotel`.`hot_sta_id` = `station`.`sta_id`))</text:p>
      <text:p text:style-name="P1"/>
      <text:p text:style-name="P1"/>
      <text:p text:style-name="P2">exercice 2 :</text:p>
      <text:p text:style-name="P2"/>
      <text:p text:style-name="P3">SELECT</text:p>
      <text:p text:style-name="P1">`hotel`.`hot_nom`,</text:p>
      <text:p text:style-name="P1"><text:s/>`chambre`.`cha_numero` </text:p>
      <text:p text:style-name="P1">from (</text:p>
      <text:p text:style-name="P1">` hotel`</text:p>
      <text:p text:style-name="P1">join <text:s/>`chambre` on(</text:p>
      <text:p text:style-name="P1">`cha mbre`.`cha_hot_id` = `hotel`.`hot_id`</text:p>
      <text:p text:style-name="P1">) <text:s/></text:p>
      <text:p text:style-name="P1"><text:s text:c="14"/></text:p>
      <text:p text:style-name="P2"/>
      <text:p text:style-name="P2">exercice 3</text:p>
      <text:p text:style-name="P1"/>
      <text:p text:style-name="P3">SELECT</text:p>
      <text:p text:style-name="P1">`client`.`cli_nom` AS `client`,</text:p>
      <text:p text:style-name="P1">`hotel`.`hot_nom` AS `hotel`,</text:p>
      <text:p text:style-name="P1">`reservation`.`res_date_debut` AS `date reservation`</text:p>
      <text:p text:style-name="P1"><text:span text:style-name="T5">FROM</text:span>( (</text:p>
      <text:p text:style-name="P1">`client`</text:p>
      <text:p text:style-name="P1"><text:span text:style-name="T5">JOIN</text:span> `hotel` <text:span text:style-name="T5">ON</text:span>(</text:p>
      <text:p text:style-name="P1">`hotel`.`hot_id` = `client`.`cli_id`)</text:p>
      <text:p text:style-name="P1">)</text:p>
      <text:p text:style-name="P1"><text:span text:style-name="T5">JOIN</text:span> `reservation` <text:span text:style-name="T5">ON</text:span>(</text:p>
      <text:p text:style-name="P1">`reservation`.`res_id` = `client`.`cli_id`</text:p>
      <text:p text:style-name="P1">)</text:p>
      <text:p text:style-name="P1">)</text:p>
      <text:p text:style-name="P1"/>
      <text:p text:style-name="P2"/>
      <text:p text:style-name="P2">exercices 4 :</text:p>
      <text:p text:style-name="P2"/>
      <text:p text:style-name="P1">select</text:p>
      <text:p text:style-name="P1">`station`.`sta_nom` AS `<text:span text:style-name="T5">station</text:span>`,</text:p>
      <text:p text:style-name="P1">`hotel`.`hot_nom` AS `ho<text:span text:style-name="T5">tel</text:span>`,</text:p>
      <text:p text:style-name="P1">`chambre`.`cha_numero` AS `numero`,</text:p>
      <text:p text:style-name="P1">`chambre`.`cha_capacite` AS `capacite`</text:p>
      <text:p text:style-name="P1"><text:span text:style-name="T5">FROM</text:span>( (</text:p>
      <text:p text:style-name="P1">`station`</text:p>
      <text:p text:style-name="P1"><text:span text:style-name="T5">JOIN</text:span> `hotel` <text:span text:style-name="T5">ON</text:span>(</text:p>
      <text:p text:style-name="P1">`hotel`.`hot_sta_id` = `station`.`sta_id`)</text:p>
      <text:p text:style-name="P1">)</text:p>
      <text:p text:style-name="P1"><text:span text:style-name="T5">JOIN</text:span> `chambre` <text:span text:style-name="T5">ON</text:span>(</text:p>
      <text:p text:style-name="P1">`chambre`.`cha_hot_id` = `station`.`sta_id`)</text:p>
      <text:p text:style-name="P1">)</text:p>
      <text:p text:style-name="P1"/>
      <text:p text:style-name="P1"/>
      <text:p text:style-name="P2">exercices 5 :</text:p>
      <text:p text:style-name="P1"/>
      <text:p text:style-name="P3"><text:soft-page-break/>SELECT</text:p>
      <text:p text:style-name="P1">`client`.`cli_nom` AS `client`,</text:p>
      <text:p text:style-name="P1">`hotel`.`hot_nom` AS `hotel`,</text:p>
      <text:p text:style-name="P1">`reservation`.`res_date_debut` AS `reservation`</text:p>
      <text:p text:style-name="P1"><text:span text:style-name="T5">FROM</text:span> ( (`client`</text:p>
      <text:p text:style-name="P1"><text:span text:style-name="T5">JOIN </text:span>`reservation` <text:span text:style-name="T5">ON</text:span>(</text:p>
      <text:p text:style-name="P1">`reservation`.`res_cli_id` = `client`.`cli_id`</text:p>
      <text:p text:style-name="P1">)</text:p>
      <text:p text:style-name="P1">)</text:p>
      <text:p text:style-name="P1"><text:span text:style-name="T5">JOIN</text:span> `hotel` <text:span text:style-name="T5">ON</text:span>n(</text:p>
      <text:p text:style-name="P1">`hotel`.`hot_id` = `client`.`cli_id`</text:p>
      <text:p text:style-name="P1">)</text:p>
      <text:p text:style-name="P1">)</text:p>
      <text:p text:style-name="P4"/>
      <text:p text:style-name="P4">exercice procédure stockée :</text:p>
      <text:p text:style-name="P2"/>
      <text:p text:style-name="P2">Lst_fournis :</text:p>
      <text:p text:style-name="P1"/>
      <text:p text:style-name="P1">BEGIN</text:p>
      <text:p text:style-name="P1"/>
      <text:p text:style-name="P1">SELECT</text:p>
      <text:p text:style-name="P1"><text:s/>numfou AS IDFournisseur, </text:p>
      <text:p text:style-name="P1"><text:s/>nomfou AS NomFournisseur </text:p>
      <text:p text:style-name="P1">FROM fournis</text:p>
      <text:p text:style-name="P1">NATURAL JOIN entcom</text:p>
      <text:p text:style-name="P1">GROUP BY nomfou;</text:p>
      <text:p text:style-name="P1"/>
      <text:p text:style-name="P1">END</text:p>
      <text:p text:style-name="P1"/>
      <text:p text:style-name="P1"/>
      <text:p text:style-name="P2">Lst_commandes :</text:p>
      <text:p text:style-name="P1"/>
      <text:p text:style-name="P1">BEGIN</text:p>
      <text:p text:style-name="P1"/>
      <text:p text:style-name="P1">SELECT </text:p>
      <text:p text:style-name="P1">numcom AS 'Numéro de commande',</text:p>
      <text:p text:style-name="P1">numfou AS 'Fournisseur',</text:p>
      <text:p text:style-name="P1">codart AS 'Libellé produit',</text:p>
      <text:p text:style-name="P1">obscom</text:p>
      <text:p text:style-name="P1">FROM ligcom</text:p>
      <text:p text:style-name="P1">NATURAL JOIN entcom</text:p>
      <text:p text:style-name="P1">WHERE obscom like observation;</text:p>
      <text:p text:style-name="P1"/>
      <text:p text:style-name="P1">END</text:p>
      <text:p text:style-name="P1"/>
      <text:p text:style-name="P1"/>
      <text:p text:style-name="P2">CA_fournisseur :</text:p>
      <text:p text:style-name="P1"/>
      <text:p text:style-name="P1">BEGIN</text:p>
      <text:p text:style-name="P1"/>
      <text:p text:style-name="P1">SELECT </text:p>
      <text:p text:style-name="P1">datcom, numfou, <text:s/>SUM(qtecde * priuni *1.20) AS 'CA'</text:p>
      <text:p text:style-name="P1">FROM ligcom</text:p>
      <text:p text:style-name="P1">NATURAL JOIN entcom</text:p>
      <text:p text:style-name="P1">WHERE YEAR(derliv) = annee</text:p>
      <text:p text:style-name="P1">AND numfou = fournisseur</text:p>
      <text:p text:style-name="P1">GROUP BY numfou;</text:p>
      <text:p text:style-name="P1"/>
      <text:p text:style-name="P1">END</text:p>
      <text:p text:style-name="P1"/>
      <text:p text:style-name="P4">exercices sur les déclencheurs :</text:p>
      <text:p text:style-name="P2"><text:soft-page-break/></text:p>
      <text:p text:style-name="P2">modif_reservation :</text:p>
      <text:p text:style-name="P1"/>
      <text:p text:style-name="P1">CREATE TRIGGER modif_reservation BEFORE UPDATE ON reservation</text:p>
      <text:p text:style-name="P1">FOR EACH ROW</text:p>
      <text:p text:style-name="P1">BEGIN</text:p>
      <text:p text:style-name="P1">SIGNAL SQLSTATE '40000' SET MESSAGE_TEXT = 'La modification de cette table n\'est pas autorisée';</text:p>
      <text:p text:style-name="P1">END</text:p>
      <text:p text:style-name="P1"/>
      <text:p text:style-name="P1"/>
      <text:p text:style-name="P1"/>
      <text:p text:style-name="P4">exercice trigger sur papyrus :</text:p>
      <text:p text:style-name="P1"/>
      <text:p text:style-name="P1"/>
      <text:p text:style-name="P1">CREATE TRIGGER stk_art_update AFTER UPDATE ON produit</text:p>
      <text:p text:style-name="P1">FOR EACH ROW</text:p>
      <text:p text:style-name="P1">BEGIN</text:p>
      <text:p text:style-name="P1">DECLARE stock_alerte INT;</text:p>
      <text:p text:style-name="P1">DECLARE stock_physique INT;</text:p>
      <text:p text:style-name="P1">DECLARE qte_commande INT;</text:p>
      <text:p text:style-name="P1">DECLARE qte_a_commander INT;</text:p>
      <text:p text:style-name="P1"/>
      <text:p text:style-name="P1">set stock_alerte = new.stkale;</text:p>
      <text:p text:style-name="P1">set stock_physique = new.stkphy;</text:p>
      <text:p text:style-name="P1"/>
      <text:p text:style-name="P1">if stock_alerte &gt;= stock_physique </text:p>
      <text:p text:style-name="P1">then</text:p>
      <text:p text:style-name="P1">set qte_commande = (select sum(ar.qte) from articles_a_commander ar where ar.codart=new.codart );</text:p>
      <text:p text:style-name="P1">if qte_commande is not null </text:p>
      <text:p text:style-name="P1">THEN</text:p>
      <text:p text:style-name="P1">set qte_a_commander = (stock_alerte - stock_physique) - qte_commande;</text:p>
      <text:p text:style-name="P1">ELSE</text:p>
      <text:p text:style-name="P1">set qte_a_commander = (stock_alerte - stock_physique);</text:p>
      <text:p text:style-name="P1">end if;</text:p>
      <text:p text:style-name="P1"/>
      <text:p text:style-name="P1">INSERT into articles_a_commander (codart,date, qte) values (new.codart, NOW(), qte_a_commander);</text:p>
      <text:p text:style-name="P1">end if;</text:p>
      <text:p text:style-name="P1">end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 style:font-name="Liberation Serif" fo:font-family="'Liberation Serif'" style:font-family-generic="roman" style:font-pitch="variable" fo:font-size="10pt" officeooo:rsid="00141744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33:32.702675348</meta:creation-date>
    <dc:date>2023-11-14T11:19:18.082742288</dc:date>
    <meta:editing-duration>PT31S</meta:editing-duration>
    <meta:editing-cycles>1</meta:editing-cycles>
    <meta:document-statistic meta:table-count="0" meta:image-count="0" meta:object-count="0" meta:page-count="3" meta:paragraph-count="119" meta:word-count="333" meta:character-count="2544" meta:non-whitespace-character-count="2301"/>
    <meta:generator>LibreOffice/7.3.7.2$Linux_X86_64 LibreOffice_project/30$Build-2</meta:generator>
  </office:meta>
</office:document-meta>
</file>